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Lohit Bengali" officeooo:rsid="001cbeb7"/>
    </style:style>
    <style:style style:name="P2" style:family="paragraph" style:parent-style-name="Standard">
      <style:paragraph-properties fo:text-align="center" style:justify-single-word="false"/>
      <style:text-properties style:font-name="Lohit Bengali" officeooo:rsid="001cbeb7"/>
    </style:style>
    <style:style style:name="P3" style:family="paragraph" style:parent-style-name="Standard">
      <style:paragraph-properties fo:text-align="center" style:justify-single-word="false"/>
      <style:text-properties style:font-name="Lohit Bengali" officeooo:rsid="001cbeb7" officeooo:paragraph-rsid="001cbeb7"/>
    </style:style>
    <style:style style:name="P4" style:family="paragraph" style:parent-style-name="Standard">
      <style:text-properties style:font-name="Lohit Bengali" officeooo:rsid="001cbeb7" officeooo:paragraph-rsid="001cbeb7"/>
    </style:style>
    <style:style style:name="P5" style:family="paragraph" style:parent-style-name="Standard">
      <style:text-properties style:font-name="Lohit Bengali" style:text-underline-style="solid" style:text-underline-width="auto" style:text-underline-color="font-color" fo:font-weight="bold" officeooo:rsid="001cbeb7" officeooo:paragraph-rsid="001cbeb7" style:font-weight-asian="bold" style:font-weight-complex="bold"/>
    </style:style>
    <style:style style:name="P6" style:family="paragraph" style:parent-style-name="Standard">
      <style:text-properties style:font-name="Lohit Bengali" style:text-underline-style="none" fo:font-weight="normal" officeooo:rsid="001cbeb7" officeooo:paragraph-rsid="001cbeb7" style:font-weight-asian="normal" style:font-weight-complex="normal"/>
    </style:style>
    <style:style style:name="P7" style:family="paragraph" style:parent-style-name="Standard">
      <style:text-properties style:font-name="Lohit Bengali" style:text-underline-style="none" fo:font-weight="normal" officeooo:rsid="001d6b2d" officeooo:paragraph-rsid="001d6b2d" style:font-weight-asian="normal" style:font-weight-complex="normal"/>
    </style:style>
    <style:style style:name="P8" style:family="paragraph" style:parent-style-name="Footer">
      <style:text-properties officeooo:rsid="001cbeb7" officeooo:paragraph-rsid="001cbeb7"/>
    </style:style>
    <style:style style:name="T1" style:family="text">
      <style:text-properties style:use-window-font-color="true" fo:background-color="transparent" loext:char-shading-value="0"/>
    </style:style>
    <style:style style:name="T2" style:family="text">
      <style:text-properties officeooo:rsid="001d6b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2"/>
      <text:p text:style-name="P3">Aerostat Control System</text:p>
      <text:p text:style-name="P3">REV D</text:p>
      <text:p text:style-name="P3">User Manual</text:p>
      <text:p text:style-name="P2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able of Contents</text:p>
      <text:p text:style-name="P4"/>
      <text:p text:style-name="P4">About</text:p>
      <text:p text:style-name="P4"/>
      <text:p text:style-name="P4">Hardware Overview</text:p>
      <text:p text:style-name="P4"/>
      <text:p text:style-name="P4"/>
      <text:p text:style-name="P4">Firmware</text:p>
      <text:p text:style-name="P4"/>
      <text:p text:style-name="P4"/>
      <text:p text:style-name="P4">Setup</text:p>
      <text:p text:style-name="P4"/>
      <text:p text:style-name="P4"/>
      <text:p text:style-name="P4">Notic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Hardware Overview</text:p>
      <text:p text:style-name="P4"/>
      <text:p text:style-name="P5">Components</text:p>
      <text:p text:style-name="P6">The system consists of <text:span text:style-name="T2">&lt;number&gt;</text:span> parts. This parts include:</text:p>
      <text:p text:style-name="P6"/>
      <text:p text:style-name="P6">The main board itself</text:p>
      <text:p text:style-name="P6">&lt;image&gt;</text:p>
      <text:p text:style-name="P6"/>
      <text:p text:style-name="P7">RGB+3 Camera</text:p>
      <text:p text:style-name="P7">&lt;image&gt;</text:p>
      <text:p text:style-name="P6"/>
      <text:p text:style-name="P7">FPV Transmitter</text:p>
      <text:p text:style-name="P7">&lt;image&gt;</text:p>
      <text:p text:style-name="P7"/>
      <text:p text:style-name="P7">FPV Receiver</text:p>
      <text:p text:style-name="P7">&lt;image&gt;</text:p>
      <text:p text:style-name="P7"/>
      <text:p text:style-name="P7">Xbee USB Dongle</text:p>
      <text:p text:style-name="P7">&lt;image&gt;</text:p>
      <text:p text:style-name="P7"/>
      <text:p text:style-name="P7"/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cbeb7" officeooo:paragraph-rsid="001cbeb7"/>
    </style:style>
    <style:style style:name="MT1" style:family="text">
      <style:text-properties style:use-window-font-color="true" fo:background-color="transparent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10:37:48.703222585</meta:creation-date>
    <meta:generator>LibreOffice/5.2.7.2$Linux_X86_64 LibreOffice_project/20m0$Build-2</meta:generator>
    <dc:date>2017-12-31T10:57:48.669890911</dc:date>
    <meta:editing-duration>PT6M58S</meta:editing-duration>
    <meta:editing-cycles>1</meta:editing-cycles>
    <meta:document-statistic meta:table-count="0" meta:image-count="0" meta:object-count="0" meta:page-count="3" meta:paragraph-count="23" meta:word-count="47" meta:character-count="296" meta:non-whitespace-character-count="270"/>
  </office:meta>
</office:document-meta>
</file>